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d648" officeooo:paragraph-rsid="0012d64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7d572" officeooo:paragraph-rsid="0017d572" style:font-size-asian="20pt" style:font-weight-asian="bold" style:font-size-complex="20pt" style:font-weight-complex="bold"/>
    </style:style>
    <style:style style:name="P3" style:family="paragraph" style:parent-style-name="Text_20_body">
      <style:text-properties officeooo:rsid="0016662e" officeooo:paragraph-rsid="00189599"/>
    </style:style>
    <style:style style:name="P4" style:family="paragraph" style:parent-style-name="Text_20_body">
      <style:text-properties officeooo:rsid="0017d572" officeooo:paragraph-rsid="00189599"/>
    </style:style>
    <style:style style:name="P5" style:family="paragraph" style:parent-style-name="Text_20_body">
      <style:text-properties officeooo:rsid="00189599" officeooo:paragraph-rsid="001a82a5"/>
    </style:style>
    <style:style style:name="P6" style:family="paragraph" style:parent-style-name="Text_20_body">
      <style:text-properties officeooo:rsid="00189599" officeooo:paragraph-rsid="00189599"/>
    </style:style>
    <style:style style:name="P7" style:family="paragraph" style:parent-style-name="Text_20_body">
      <style:text-properties officeooo:rsid="001a82a5" officeooo:paragraph-rsid="001a82a5"/>
    </style:style>
    <style:style style:name="P8" style:family="paragraph" style:parent-style-name="Text_20_body">
      <style:text-properties officeooo:rsid="001c7ea5" officeooo:paragraph-rsid="001c7ea5"/>
    </style:style>
    <style:style style:name="P9" style:family="paragraph" style:parent-style-name="Text_20_body">
      <style:text-properties officeooo:rsid="00251c7f" officeooo:paragraph-rsid="00251c7f"/>
    </style:style>
    <style:style style:name="P10" style:family="paragraph" style:parent-style-name="Text_20_body">
      <style:text-properties officeooo:rsid="00251c7f" officeooo:paragraph-rsid="003a788b"/>
    </style:style>
    <style:style style:name="P11" style:family="paragraph" style:parent-style-name="Text_20_body">
      <style:text-properties officeooo:rsid="00251c7f" officeooo:paragraph-rsid="0058ca1a"/>
    </style:style>
    <style:style style:name="P12" style:family="paragraph" style:parent-style-name="Text_20_body">
      <style:text-properties officeooo:rsid="00279f16" officeooo:paragraph-rsid="00279f16"/>
    </style:style>
    <style:style style:name="P13" style:family="paragraph" style:parent-style-name="Text_20_body">
      <style:text-properties officeooo:rsid="002c3a22" officeooo:paragraph-rsid="002c3a22"/>
    </style:style>
    <style:style style:name="P14" style:family="paragraph" style:parent-style-name="Text_20_body">
      <style:text-properties officeooo:rsid="00370e94" officeooo:paragraph-rsid="00370e94"/>
    </style:style>
    <style:style style:name="P15" style:family="paragraph" style:parent-style-name="Text_20_body">
      <style:text-properties officeooo:rsid="00370e94" officeooo:paragraph-rsid="005a2679"/>
    </style:style>
    <style:style style:name="P16" style:family="paragraph" style:parent-style-name="Text_20_body">
      <style:text-properties officeooo:rsid="002fc6dc" officeooo:paragraph-rsid="001a82a5"/>
    </style:style>
    <style:style style:name="P17" style:family="paragraph" style:parent-style-name="Text_20_body">
      <style:text-properties officeooo:rsid="003a3a18" officeooo:paragraph-rsid="003a3a18"/>
    </style:style>
    <style:style style:name="P18" style:family="paragraph" style:parent-style-name="Text_20_body">
      <style:text-properties officeooo:rsid="003a3a18" officeooo:paragraph-rsid="0049e119"/>
    </style:style>
    <style:style style:name="P19" style:family="paragraph" style:parent-style-name="Text_20_body">
      <style:text-properties officeooo:rsid="003a3a18" officeooo:paragraph-rsid="0049f11f"/>
    </style:style>
    <style:style style:name="P20" style:family="paragraph" style:parent-style-name="Text_20_body">
      <style:text-properties officeooo:rsid="003a3a18" officeooo:paragraph-rsid="005e479a"/>
    </style:style>
    <style:style style:name="P21" style:family="paragraph" style:parent-style-name="Text_20_body">
      <style:text-properties officeooo:rsid="00347e6b" officeooo:paragraph-rsid="00347e6b"/>
    </style:style>
    <style:style style:name="P22" style:family="paragraph" style:parent-style-name="Text_20_body">
      <style:text-properties officeooo:rsid="00347e6b" officeooo:paragraph-rsid="005e479a"/>
    </style:style>
    <style:style style:name="P23" style:family="paragraph" style:parent-style-name="Text_20_body">
      <style:text-properties officeooo:rsid="003efdbe" officeooo:paragraph-rsid="003efdbe"/>
    </style:style>
    <style:style style:name="P24" style:family="paragraph" style:parent-style-name="Text_20_body">
      <style:text-properties officeooo:rsid="004011c3" officeooo:paragraph-rsid="004011c3"/>
    </style:style>
    <style:style style:name="P25" style:family="paragraph" style:parent-style-name="Text_20_body">
      <style:text-properties officeooo:rsid="00456ad9" officeooo:paragraph-rsid="00456ad9"/>
    </style:style>
    <style:style style:name="P26" style:family="paragraph" style:parent-style-name="Text_20_body">
      <style:text-properties officeooo:rsid="004610f4" officeooo:paragraph-rsid="004610f4"/>
    </style:style>
    <style:style style:name="P27" style:family="paragraph" style:parent-style-name="Text_20_body">
      <style:text-properties officeooo:rsid="0049e119" officeooo:paragraph-rsid="0049e119"/>
    </style:style>
    <style:style style:name="P28" style:family="paragraph" style:parent-style-name="Text_20_body">
      <style:text-properties officeooo:rsid="00261901" officeooo:paragraph-rsid="005a2679"/>
    </style:style>
    <style:style style:name="P29" style:family="paragraph" style:parent-style-name="Heading_20_2">
      <style:text-properties officeooo:rsid="00189599" officeooo:paragraph-rsid="00189599"/>
    </style:style>
    <style:style style:name="P30" style:family="paragraph" style:parent-style-name="Heading_20_2">
      <style:text-properties officeooo:paragraph-rsid="001a82a5"/>
    </style:style>
    <style:style style:name="P31" style:family="paragraph" style:parent-style-name="Heading_20_2">
      <style:text-properties officeooo:rsid="002deec8" officeooo:paragraph-rsid="002deec8"/>
    </style:style>
    <style:style style:name="P32" style:family="paragraph" style:parent-style-name="Heading_20_2">
      <style:text-properties officeooo:paragraph-rsid="002deec8"/>
    </style:style>
    <style:style style:name="P33" style:family="paragraph" style:parent-style-name="Heading_20_3">
      <style:text-properties officeooo:rsid="00189599" officeooo:paragraph-rsid="001a82a5"/>
    </style:style>
    <style:style style:name="P34" style:family="paragraph" style:parent-style-name="Heading_20_3">
      <style:text-properties officeooo:rsid="00189599" officeooo:paragraph-rsid="0049e119"/>
    </style:style>
    <style:style style:name="P35" style:family="paragraph" style:parent-style-name="Heading_20_3">
      <style:text-properties officeooo:rsid="00189599" officeooo:paragraph-rsid="0049f11f"/>
    </style:style>
    <style:style style:name="P36" style:family="paragraph" style:parent-style-name="Heading_20_1">
      <style:text-properties officeooo:rsid="0012d648" officeooo:paragraph-rsid="0048eefb"/>
    </style:style>
    <style:style style:name="P37" style:family="paragraph" style:parent-style-name="Heading_20_1">
      <style:text-properties officeooo:rsid="0014802e" officeooo:paragraph-rsid="0014802e"/>
    </style:style>
    <style:style style:name="P38" style:family="paragraph" style:parent-style-name="Heading_20_1">
      <style:text-properties officeooo:rsid="0014802e" officeooo:paragraph-rsid="0053e1a6"/>
    </style:style>
    <style:style style:name="P39" style:family="paragraph" style:parent-style-name="Heading_20_1">
      <style:text-properties officeooo:rsid="0053e1a6" officeooo:paragraph-rsid="0053e1a6"/>
    </style:style>
    <style:style style:name="P40" style:family="paragraph" style:parent-style-name="Heading_20_1">
      <style:text-properties officeooo:paragraph-rsid="005a2679"/>
    </style:style>
    <style:style style:name="P41" style:family="paragraph" style:parent-style-name="Heading_20_1">
      <style:text-properties officeooo:rsid="0060fa2f" officeooo:paragraph-rsid="0060fa2f"/>
    </style:style>
    <style:style style:name="P42" style:family="paragraph" style:parent-style-name="Heading_20_1">
      <style:text-properties officeooo:rsid="001a82a5" officeooo:paragraph-rsid="001a82a5"/>
    </style:style>
    <style:style style:name="P43" style:family="paragraph" style:parent-style-name="Text_20_body" style:list-style-name="L1">
      <style:text-properties officeooo:paragraph-rsid="001a82a5"/>
    </style:style>
    <style:style style:name="P44" style:family="paragraph" style:parent-style-name="Text_20_body" style:list-style-name="L1">
      <style:text-properties style:font-name="Courier New" officeooo:rsid="001ddd76" officeooo:paragraph-rsid="001ddd76"/>
    </style:style>
    <style:style style:name="P45" style:family="paragraph" style:parent-style-name="Text_20_body" style:list-style-name="L1">
      <style:text-properties style:font-name="Courier New" officeooo:rsid="001e5608" officeooo:paragraph-rsid="001e5608"/>
    </style:style>
    <style:style style:name="P46" style:family="paragraph" style:parent-style-name="Text_20_body" style:list-style-name="L1">
      <style:text-properties style:font-name="Courier New" officeooo:rsid="0020d726" officeooo:paragraph-rsid="0020d726"/>
    </style:style>
    <style:style style:name="P47" style:family="paragraph" style:parent-style-name="Text_20_body" style:list-style-name="L2">
      <style:text-properties officeooo:rsid="00189599" officeooo:paragraph-rsid="001a82a5"/>
    </style:style>
    <style:style style:name="P48" style:family="paragraph" style:parent-style-name="Text_20_body" style:list-style-name="L3">
      <style:text-properties officeooo:rsid="001c7ea5" officeooo:paragraph-rsid="001c7ea5"/>
    </style:style>
    <style:style style:name="P49" style:family="paragraph" style:parent-style-name="Text_20_body" style:list-style-name="L4">
      <style:text-properties officeooo:rsid="001c7ea5" officeooo:paragraph-rsid="001c7ea5"/>
    </style:style>
    <style:style style:name="P50" style:family="paragraph" style:parent-style-name="Text_20_body" style:list-style-name="L5">
      <style:text-properties officeooo:rsid="001c7ea5" officeooo:paragraph-rsid="001c7ea5"/>
    </style:style>
    <style:style style:name="P51" style:family="paragraph" style:parent-style-name="Text_20_body">
      <style:text-properties officeooo:rsid="0060fa2f" officeooo:paragraph-rsid="0060fa2f"/>
    </style:style>
    <style:style style:name="P52" style:family="paragraph" style:parent-style-name="Text_20_body">
      <style:text-properties officeooo:rsid="0061f809" officeooo:paragraph-rsid="0061f809"/>
    </style:style>
    <style:style style:name="T1" style:family="text">
      <style:text-properties officeooo:rsid="00189599"/>
    </style:style>
    <style:style style:name="T2" style:family="text">
      <style:text-properties style:font-name="Courier"/>
    </style:style>
    <style:style style:name="T3" style:family="text">
      <style:text-properties style:font-name="Courier" officeooo:rsid="00189599"/>
    </style:style>
    <style:style style:name="T4" style:family="text">
      <style:text-properties style:font-name="Courier" officeooo:rsid="00418185"/>
    </style:style>
    <style:style style:name="T5" style:family="text">
      <style:text-properties officeooo:rsid="0028cdde"/>
    </style:style>
    <style:style style:name="T6" style:family="text">
      <style:text-properties officeooo:rsid="002c9c93"/>
    </style:style>
    <style:style style:name="T7" style:family="text">
      <style:text-properties officeooo:rsid="0030f5b5"/>
    </style:style>
    <style:style style:name="T8" style:family="text">
      <style:text-properties officeooo:rsid="00347e6b"/>
    </style:style>
    <style:style style:name="T9" style:family="text">
      <style:text-properties officeooo:rsid="0035abe4"/>
    </style:style>
    <style:style style:name="T10" style:family="text">
      <style:text-properties officeooo:rsid="00381dbe"/>
    </style:style>
    <style:style style:name="T11" style:family="text">
      <style:text-properties officeooo:rsid="003d2d68"/>
    </style:style>
    <style:style style:name="T12" style:family="text">
      <style:text-properties officeooo:rsid="00418185"/>
    </style:style>
    <style:style style:name="T13" style:family="text">
      <style:text-properties officeooo:rsid="00459263"/>
    </style:style>
    <style:style style:name="T14" style:family="text">
      <style:text-properties officeooo:rsid="004610f4"/>
    </style:style>
    <style:style style:name="T15" style:family="text">
      <style:text-properties officeooo:rsid="0048c946"/>
    </style:style>
    <style:style style:name="T16" style:family="text">
      <style:text-properties officeooo:rsid="0049e119"/>
    </style:style>
    <style:style style:name="T17" style:family="text">
      <style:text-properties officeooo:rsid="0049f11f"/>
    </style:style>
    <style:style style:name="T18" style:family="text">
      <style:text-properties officeooo:rsid="004b1bf6"/>
    </style:style>
    <style:style style:name="T19" style:family="text">
      <style:text-properties officeooo:rsid="0050a6a4"/>
    </style:style>
    <style:style style:name="T20" style:family="text">
      <style:text-properties officeooo:rsid="0052732a"/>
    </style:style>
    <style:style style:name="T21" style:family="text">
      <style:text-properties officeooo:rsid="0053e1a6"/>
    </style:style>
    <style:style style:name="T22" style:family="text">
      <style:text-properties officeooo:rsid="00576b96"/>
    </style:style>
    <style:style style:name="T23" style:family="text">
      <style:text-properties style:font-name="Courier New1"/>
    </style:style>
    <style:style style:name="T24" style:family="text">
      <style:text-properties style:font-name="Courier New1" officeooo:rsid="00576b96"/>
    </style:style>
    <style:style style:name="T25" style:family="text">
      <style:text-properties style:font-name="Courier New1" officeooo:rsid="003d2d68"/>
    </style:style>
    <style:style style:name="T26" style:family="text">
      <style:text-properties style:font-name="Courier New1" officeooo:rsid="0030f5b5"/>
    </style:style>
    <style:style style:name="T27" style:family="text">
      <style:text-properties style:font-name="Courier New1" officeooo:rsid="00607ba5"/>
    </style:style>
    <style:style style:name="T28" style:family="text">
      <style:text-properties officeooo:rsid="0058117a"/>
    </style:style>
    <style:style style:name="T29" style:family="text">
      <style:text-properties officeooo:rsid="0058ca1a"/>
    </style:style>
    <style:style style:name="T30" style:family="text">
      <style:text-properties officeooo:rsid="005a2679"/>
    </style:style>
    <style:style style:name="T31" style:family="text">
      <style:text-properties officeooo:rsid="005c1f7e"/>
    </style:style>
    <style:style style:name="T32" style:family="text">
      <style:text-properties officeooo:rsid="005d75d8"/>
    </style:style>
    <style:style style:name="T33" style:family="text">
      <style:text-properties officeooo:rsid="005e479a"/>
    </style:style>
    <style:style style:name="T34" style:family="text">
      <style:text-properties officeooo:rsid="00607ba5"/>
    </style:style>
    <style:style style:name="T35" style:family="text">
      <style:text-properties officeooo:rsid="0061f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E 203 Schedule</text:p>
      <text:p text:style-name="P2"><text:span text:style-name="T20">Winter</text:span> 201<text:span text:style-name="T20">9</text:span></text:p>
      <text:h text:style-name="P36" text:outline-level="1">Week 1 – <text:span text:style-name="T21">1/7 to 1/11</text:span></text:h>
      <text:h text:style-name="P29" text:outline-level="2">Subjects</text:h>
      <text:p text:style-name="P4"><text:span text:style-name="T20">Class introduction and logistics. <text:s/></text:span>Introduction to Object-oriented programming and Java. <text:s/>Overview of objects and classes.</text:p>
      <text:h text:style-name="Heading_20_2" text:outline-level="2">Reading</text:h>
      <text:p text:style-name="P3">Horstmann - <text:span text:style-name="T1">skim</text:span> chapters <text:span text:style-name="T1">1, 2. <text:s/>Study chapter 3. <text:s/>The language basics covered in chapter 3 won’t be covered extensively in lecture, and you will need to know this material.</text:span></text:p>
      <text:h text:style-name="P29" text:outline-level="2">Assignments</text:h>
      <text:p text:style-name="P6">Lab 1: <text:s/>Python to Java types exercise. <text:s/>Due <text:span text:style-name="T28">Friday 1/11</text:span>.</text:p>
      <text:p text:style-name="P6">Lab 2: <text:s/>Implement classes, instantiate and use classes. <text:s/>Due <text:span text:style-name="T28">Wednesday 1/16</text:span>.</text:p>
      <text:h text:style-name="P37" text:outline-level="1">Week 2 – <text:span text:style-name="T21">1/14 to 1/18</text:span></text:h>
      <text:h text:style-name="Heading_20_2" text:outline-level="2">Subjects</text:h>
      <text:p text:style-name="P12">Creating a class. <text:s/><text:span text:style-name="T15">Class names. <text:s/>Static methods vs. instance methods. <text:s/>Static fields vs. instance fields. <text:s/>Public vs. private. <text:s/>Single responsibility principle. <text:s/></text:span>Types. <text:s/><text:span text:style-name="T5">Creating unit tests with Testy. <text:s/></text:span></text:p>
      <text:h text:style-name="Heading_20_2" text:outline-level="2">Reading</text:h>
      <text:list xml:id="list2082203052" text:style-name="L1">
        <text:list-item>
          <text:p text:style-name="P43"><text:span text:style-name="T1">Horstmann chapter 4, but ignore section on </text:span><text:span text:style-name="T3">finalize()</text:span><text:span text:style-name="T1">.</text:span></text:p>
        </text:list-item>
        <text:list-item>
          <text:p text:style-name="P44">info/code_conventions.txt</text:p>
        </text:list-item>
        <text:list-item>
          <text:p text:style-name="P44">info/git_commands.txt</text:p>
        </text:list-item>
        <text:list-item>
          <text:p text:style-name="P44">info/unix_commands.txt</text:p>
        </text:list-item>
        <text:list-item>
          <text:p text:style-name="P45">info/setup.txt</text:p>
        </text:list-item>
        <text:list-item>
          <text:p text:style-name="P46">info/resources.txt</text:p>
        </text:list-item>
      </text:list>
      <text:h text:style-name="Heading_20_2" text:outline-level="2">Assignments</text:h>
      <text:p text:style-name="P11">Project 1: <text:s/><text:span text:style-name="T22">Implement </text:span><text:span text:style-name="T24">EventSchedule</text:span><text:span text:style-name="T22">. <text:s/></text:span>UML <text:span text:style-name="T22">for elimination of </text:span><text:span text:style-name="T24">Functions</text:span>. <text:s/>Due <text:span text:style-name="T22">Sunday 1/20</text:span>.</text:p>
      <text:p text:style-name="P11">Lab 3: <text:s/>Static methods vs. instance methods. <text:s/>Due <text:span text:style-name="T29">Wednesday 1/24.</text:span></text:p>
      <text:h text:style-name="P38" text:outline-level="1"><text:soft-page-break/>Week 3 – <text:span text:style-name="T21">1/22 to 1/25 (no class Monday, 1/21)</text:span></text:h>
      <text:h text:style-name="P39" text:outline-level="1">10/8 to 10/12</text:h>
      <text:h text:style-name="P30" text:outline-level="2">Subjects</text:h>
      <text:p text:style-name="P13">Supertypes and subtypes. <text:s/>Inheritance. <text:s/>Classes, abstract classes and interfaces. <text:s/><text:span text:style-name="T11">Polymorphism and instance methods. <text:s/></text:span><text:span text:style-name="T25">instanceof</text:span><text:span text:style-name="T11">. <text:s/>Static initializers. <text:s/>Introduction to Liskov substitution principle.</text:span></text:p>
      <text:h text:style-name="Heading_20_2" text:outline-level="2">Reading</text:h>
      <text:list xml:id="list1668659678" text:style-name="L2">
        <text:list-item>
          <text:p text:style-name="P47">Horstmann sections 5.1, 5.2, 5.8, 6.1 except for 6.1.4, 6.1.5, 6.1.6.</text:p>
        </text:list-item>
      </text:list>
      <text:h text:style-name="Heading_20_3" text:outline-level="3">Assignments</text:h>
      <text:p text:style-name="P10">Project 2: <text:s/>Rewrite code to UML. <text:s/><text:span text:style-name="T8">F</text:span>ix bug with <text:span text:style-name="T23">MINER_FULL</text:span> appearance. <text:s/>Due <text:span text:style-name="T30">Tuesday 1/29</text:span>.</text:p>
      <text:p text:style-name="P9">Lab 4: <text:s/>interfaces and <text:span text:style-name="T2">instanceof</text:span>. <text:s/>Due <text:span text:style-name="T16">Wednesday 1/30</text:span>.</text:p>
      <text:h text:style-name="P37" text:outline-level="1">Week 4 – <text:span text:style-name="T21">1/28 to 2/1</text:span></text:h>
      <text:h text:style-name="P30" text:outline-level="2">Subjects</text:h>
      <text:p text:style-name="P23">Role Interfaces / interface segregation. <text:s/>Lambdas. <text:s/><text:span text:style-name="T13">Using interfaces for abstraction: <text:s/>Graphy. <text:s/>Functional interfaces. <text:s/>Cohesion and coupling.</text:span></text:p>
      <text:h text:style-name="Heading_20_2" text:outline-level="2">Reading</text:h>
      <text:p text:style-name="P5">Reading: <text:s/>Horstmann sections 5.3, 5.4, <text:span text:style-name="T6">5.5, </text:span>5.6, 6.2, 6.3, 6.4. <text:s/>We’re skipping 6.5.</text:p>
      <text:h text:style-name="P30" text:outline-level="2">Assignments</text:h>
      <text:p text:style-name="P28">Project 3: <text:s/><text:span text:style-name="T6">Introduce interfaces for actions. <text:s/>Introduce a new action to change the world with the seasons. <text:s/>Add unit test. <text:s/>Due Friday 2/8.</text:span></text:p>
      <text:p text:style-name="P15">Lab 5: <text:s/>Lambda expressions and <text:span text:style-name="T2">java.util.Comparator</text:span>. <text:s/>Due <text:span text:style-name="T30">Monday 2/11</text:span>.</text:p>
      <text:h text:style-name="P40" text:outline-level="1">Week 5 – <text:span text:style-name="T21">2/4 to 2/8</text:span></text:h>
      <text:h text:style-name="P30" text:outline-level="2">Subjects</text:h>
      <text:p text:style-name="P24">Template method pattern. <text:s/><text:span text:style-name="T14">Open/closed principle. <text:s/>Reflection APIs:</text:span> <text:s/><text:span text:style-name="T4">Class.isInstance()</text:span><text:span text:style-name="T12">, </text:span><text:span text:style-name="T4">MyClass.class</text:span></text:p>
      <text:h text:style-name="P30" text:outline-level="2">Reading</text:h>
      <text:p text:style-name="P8">Horstmann, chapter 7 intro, <text:s/>7.1, 7.2, 7.3, 9.2.3.</text:p>
      <text:h text:style-name="P33" text:outline-level="3"><text:soft-page-break/>Assignments</text:h>
      <text:p text:style-name="P14">Lab 6: <text:s/><text:span text:style-name="T10">Data analysis. <text:s/>Due Friday 2/15.</text:span></text:p>
      <text:h text:style-name="P37" text:outline-level="1">Week 6 – <text:span text:style-name="T21">2/11 to 2/15</text:span></text:h>
      <text:h text:style-name="P31" text:outline-level="2">Midterm</text:h>
      <text:p text:style-name="P27"><text:span text:style-name="T31">Monday</text:span> <text:span text:style-name="T31">2/11</text:span></text:p>
      <text:h text:style-name="P32" text:outline-level="2">Subjects</text:h>
      <text:p text:style-name="P26">Using maps to collect related data. <text:s/>Subtyping. <text:s/>Implementation inheritance and abstract classes.</text:p>
      <text:h text:style-name="P30" text:outline-level="2">Reading</text:h>
      <text:p text:style-name="P8">None</text:p>
      <text:h text:style-name="P34" text:outline-level="3">Assignments</text:h>
      <text:p text:style-name="P18">Lab 7: <text:s/>Inheritance (calculator). <text:s/>Due <text:span text:style-name="T31">Wednesday 2/20</text:span>.</text:p>
      <text:p text:style-name="P16">Project 4: <text:s/>Introduce classes for the entities. <text:span text:style-name="T7"><text:s/>Make </text:span><text:span text:style-name="T26">EventSchedule</text:span><text:span text:style-name="T7"> more efficient. <text:s/></text:span>Due Friday <text:span text:style-name="T31">2/22</text:span></text:p>
      <text:h text:style-name="P37" text:outline-level="1">Week 7 – <text:span text:style-name="T21">2/19 to 2/22 <text:s/>(Monday’s class on Tuesday, 2/19)</text:span></text:h>
      <text:h text:style-name="P30" text:outline-level="2">Subjects</text:h>
      <text:p text:style-name="P25">Advanced debugging – enabling debugging, debug framework. <text:s/><text:span text:style-name="T14">Dependency inversion. <text:s/>SOLID design principles acronym.</text:span></text:p>
      <text:h text:style-name="P30" text:outline-level="2">Reading</text:h>
      <text:list xml:id="list2924897367" text:style-name="L3">
        <text:list-item>
          <text:p text:style-name="P48">DZone article on annotations -- just read the first two, about <text:span text:style-name="T2">@Override</text:span> and <text:span text:style-name="T2">@FunctionalInterface </text:span><text:a xlink:type="simple" xlink:href="https://dzone.com/articles/5-annotations-every-java-developer-should-know" text:style-name="Internet_20_link" text:visited-style-name="Visited_20_Internet_20_Link">https://dzone.com/articles/5-annotations-every-java-developer-should-know</text:a></text:p>
        </text:list-item>
        <text:list-item>
          <text:p text:style-name="P48">Java Tutorial on Interfaces and Inheritance: <text:a xlink:type="simple" xlink:href="https://docs.oracle.com/javase/tutorial/java/IandI/index.html" text:style-name="Internet_20_link" text:visited-style-name="Visited_20_Internet_20_Link">https://docs.oracle.com/javase/tutorial/java/IandI/index.html</text:a></text:p>
        </text:list-item>
        <text:list-item>
          <text:p text:style-name="P48">Wikipedia articles on Design By Contract and Liskov Substitution Principle <text:a xlink:type="simple" xlink:href="https://en.wikipedia.org/wiki/Design_by_contract" text:style-name="Internet_20_link" text:visited-style-name="Visited_20_Internet_20_Link">https://en.wikipedia.org/wiki/Design_by_contract</text:a> <text:a xlink:type="simple" xlink:href="https://en.wikipedia.org/wiki/Liskov_substitution_principle" text:style-name="Internet_20_link" text:visited-style-name="Visited_20_Internet_20_Link">https://en.wikipedia.org/wiki/Liskov_substitution_principle</text:a> </text:p>
        </text:list-item>
        <text:list-item>
          <text:p text:style-name="P48">The SOLID acronym: <text:s/><text:a xlink:type="simple" xlink:href="https://en.wikipedia.org/wiki/SOLID" text:style-name="Internet_20_link" text:visited-style-name="Visited_20_Internet_20_Link">https://en.wikipedia.org/wiki/SOLID</text:a> </text:p>
        </text:list-item>
        <text:list-item>
          <text:p text:style-name="P48">Java’s assert mechanism: <text:s/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 </text:p>
        </text:list-item>
      </text:list>
      <text:h text:style-name="P35" text:outline-level="3"><text:soft-page-break/>Assignments</text:h>
      <text:p text:style-name="P19">Lab 8: Depth first search. <text:s/>Due <text:span text:style-name="T32">Wednesday 2/27</text:span>.</text:p>
      <text:p text:style-name="P21">Project 5: <text:s/>A* Pathing. <text:s/>Create unit tests for pathing. <text:s/>Due <text:span text:style-name="T17">Friday</text:span> <text:span text:style-name="T32">3/1</text:span>. </text:p>
      <text:h text:style-name="P37" text:outline-level="1">Week 8 – <text:span text:style-name="T21">2/25 to 3/1</text:span></text:h>
      <text:h text:style-name="P30" text:outline-level="2">Subjects</text:h>
      <text:p text:style-name="P26">Generics: <text:s/>parametric polymorphism.</text:p>
      <text:h text:style-name="P30" text:outline-level="2">Reading</text:h>
      <text:list xml:id="list2156365794" text:style-name="L4">
        <text:list-item>
          <text:p text:style-name="P49">Horstmann: <text:s/>Chapter 8 intro, 8.1, 8.2, 8.3</text:p>
        </text:list-item>
        <text:list-item>
          <text:p text:style-name="P49">Pathing algorithms, A*: <text:s/><text:a xlink:type="simple" xlink:href="https://en.wikipedia.org/wiki/A*_search_algorithm" text:style-name="Internet_20_link" text:visited-style-name="Visited_20_Internet_20_Link">https://en.wikipedia.org/wiki/A*_search_algorithm</text:a> </text:p>
        </text:list-item>
      </text:list>
      <text:h text:style-name="P33" text:outline-level="3">Assignments</text:h>
      <text:p text:style-name="P17">Lab 9: <text:s/>generics / <text:span text:style-name="T23">HashMap</text:span>. <text:s/>Due <text:span text:style-name="T19">Wednesday 3/6</text:span>.</text:p>
      <text:h text:style-name="P37" text:outline-level="1">Week 9 – <text:span text:style-name="T21">3/4 to 3/8</text:span></text:h>
      <text:h text:style-name="P30" text:outline-level="2">Subjects</text:h>
      <text:p text:style-name="P26">Generics and bounded polymorphism. <text:s/>Exceptions.</text:p>
      <text:h text:style-name="P30" text:outline-level="2">Reading</text:h>
      <text:p text:style-name="P8">Horstmann Chapter 8: <text:s/>8.4, 8.5.1, 8.6 (skip 8.6.4, 8.6.6-8.6.10), 8.7, 8.8 (skip 8.8.4)</text:p>
      <text:h text:style-name="P33" text:outline-level="3">Assignments</text:h>
      <text:p text:style-name="P20">Lab 10: <text:s/>Streams / image. <text:s/>Due <text:span text:style-name="T33">Wednesday 3/13</text:span>.</text:p>
      <text:p text:style-name="P22">Project 6: <text:s/>Extend program with new entity and other elements. <text:s/><text:span text:style-name="T9">Clean up entity image handling. <text:s/></text:span>Due <text:span text:style-name="T18">Friday 3/15</text:span>.</text:p>
      <text:h text:style-name="P37" text:outline-level="1">Week 10 – <text:span text:style-name="T21">3/11 to 3/15</text:span></text:h>
      <text:h text:style-name="P30" text:outline-level="2">Subjects</text:h>
      <text:p text:style-name="P26">Stream processing. <text:s/>Design patterns revisited. <text:s/>Review.</text:p>
      <text:h text:style-name="P30" text:outline-level="2">Reading</text:h>
      <text:list xml:id="list3112970876" text:style-name="L5">
        <text:list-item>
          <text:p text:style-name="P50">The Strategy design pattern: <text:s/><text:a xlink:type="simple" xlink:href="https://en.wikipedia.org/wiki/Strategy_pattern" text:style-name="Internet_20_link" text:visited-style-name="Visited_20_Internet_20_Link">https://en.wikipedia.org/wiki/Strategy_pattern</text:a> </text:p>
        </text:list-item>
        <text:list-item>
          <text:p text:style-name="P50"><text:soft-page-break/>The Template Method design pattern: <text:s/><text:a xlink:type="simple" xlink:href="https://en.wikipedia.org/wiki/Template_method_pattern" text:style-name="Internet_20_link" text:visited-style-name="Visited_20_Internet_20_Link">https://en.wikipedia.org/wiki/Template_method_pattern</text:a> <text:a xlink:type="simple" xlink:href="https://sourcemaking.com/design_patterns/template_method" text:style-name="Internet_20_link" text:visited-style-name="Visited_20_Internet_20_Link">https://sourcemaking.com/design_patterns/template_method</text:a> </text:p>
        </text:list-item>
      </text:list>
      <text:h text:style-name="P33" text:outline-level="3">Assignments <text:s/></text:h>
      <text:h text:style-name="P41" text:outline-level="1">Final<text:span text:style-name="T35">s Week</text:span></text:h>
      <text:p text:style-name="P52">Office hours: <text:s/>Monday 2-4 PM, Tuesday 2-4 PM</text:p>
      <text:p text:style-name="P51"><text:span text:style-name="T35">Final, 3-4 PM section: <text:s/></text:span>Wednesday, March 20, 1 PM – <text:span text:style-name="T35">4 PM</text:span>.</text:p>
      <text:p text:style-name="P52">Final, 5-6 PM section: <text:s/>Monday, March 18, 4-7 PM</text:p>
      <text:h text:style-name="P42" text:outline-level="1">NOTES</text:h>
      <text:p text:style-name="P7">All due dates are at the end of the day, at 11:59 PM. <text:s/><text:span text:style-name="T34">A grace period is added to the due date; see </text:span><text:span text:style-name="T27">checkgit</text:span><text:span text:style-name="T34"> for 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299in" fo:margin-bottom="0.78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0:44:49.209659410</meta:creation-date>
    <dc:date>2019-02-20T14:20:39.578259124</dc:date>
    <meta:editing-duration>PT11H47M13S</meta:editing-duration>
    <meta:editing-cycles>62</meta:editing-cycles>
    <meta:generator>LibreOffice/6.0.3.2$MacOSX_X86_64 LibreOffice_project/8f48d515416608e3a835360314dac7e47fd0b821</meta:generator>
    <meta:document-statistic meta:table-count="0" meta:image-count="0" meta:object-count="0" meta:page-count="5" meta:paragraph-count="98" meta:word-count="632" meta:character-count="4742" meta:non-whitespace-character-count="4115"/>
  </office:meta>
</office:document-meta>
</file>